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munidade de Nilópolis - Descera Sobre Ti</text:p>
      <text:p text:style-name="Standard"></text:p>
      <text:p text:style-name="Standard"><text:s text:c="5"/>C <text:s text:c="7"/><text:tab/>G9 <text:s text:c="12"/>Am</text:p>
      <text:p text:style-name="Standard">Descerá sobre ti o Espírito Santo</text:p>
      <text:p text:style-name="Standard"><text:s text:c="7"/>F <text:s text:c="17"/><text:tab/> <text:s text:c="4"/>G<text:tab/> <text:s text:c="6"/>C <text:s text:c="2"/>G</text:p>
      <text:p text:style-name="Standard">E o poder do altíssimo te envolverá</text:p>
      <text:p text:style-name="Standard"><text:s text:c="4"/>Am</text:p>
      <text:p text:style-name="Standard">Tua alma viverá</text:p>
      <text:p text:style-name="Standard"><text:s text:c="6"/>Em</text:p>
      <text:p text:style-name="Standard">Teu espírito renovará</text:p>
      <text:p text:style-name="Standard"><text:s text:c="16"/>F <text:s text:c="13"/>G <text:s/><text:tab/>C <text:s/>C7</text:p>
      <text:p text:style-name="Standard">E no teu corpo tudo novo se fará</text:p>
      <text:p text:style-name="Standard"/>
      <text:p text:style-name="Standard"><text:s text:c="3"/>Am</text:p>
      <text:p text:style-name="Standard">E chorarás</text:p>
      <text:p text:style-name="Standard"><text:s text:c="6"/>F <text:s text:c="3"/><text:tab/> <text:s text:c="4"/>Am <text:s text:c="5"/>G <text:s text:c="2"/></text:p>
      <text:p text:style-name="Standard">E saltarás de alegri--------ia</text:p>
      <text:p text:style-name="Standard"></text:p>
      <text:p text:style-name="Standard">C <text:s text:c="11"/><text:tab/>F <text:s text:c="5"/><text:tab/> <text:s text:c="6"/>C <text:s text:c="2"/></text:p>
      <text:p text:style-name="Standard">Vem Espírito Santo me guiar</text:p>
      <text:p text:style-name="Standard">C <text:s text:c="10"/><text:tab/>F <text:s text:c="6"/><text:tab/> <text:s text:c="6"/>C <text:s text:c="2"/></text:p>
      <text:p text:style-name="Standard">Vem Espírito Santo restaurar</text:p>
      <text:p text:style-name="Standard">C <text:s text:c="4"/><text:tab/> <text:s text:c="11"/>F <text:s text:c="12"/>C</text:p>
      <text:p text:style-name="Standard">Vem Espírito Santo visitar</text:p>
      <text:p text:style-name="Standard"></text:p>
      <text:p text:style-name="Standard">Am <text:s text:c="8"/>F <text:s text:c="9"/>Dm <text:s/>G <text:s text:c="8"/>C</text:p>
      <text:p text:style-name="Standard">Vento do Espírito, <text:s text:c="4"/>vento do Espírito</text:p>
      <text:p text:style-name="Standard"><text:s/>Am <text:s text:c="11"/>F</text:p>
      <text:p text:style-name="Standard">Sopra neste lugar</text:p>
      <text:p text:style-name="Standard"><text:s text:c="2"/>F <text:s text:c="7"/>G4 <text:s text:c="9"/>C</text:p>
      <text:p text:style-name="Standard">E enche os nossos corações.</text:p>
      <text:p text:style-name="Standard"></text:p>
      <text:p text:style-name="Standard">----------------- Acordes -----------------</text:p>
      <text:p text:style-name="Standard">Am = X 0 2 2 1 0</text:p>
      <text:p text:style-name="Standard">G9 = 3 X 0 2 0 X</text:p>
      <text:p text:style-name="Standard">C = X 3 2 0 1 0</text:p>
      <text:p text:style-name="Standard">C7M = X 3 2 0 0 X</text:p>
      <text:p text:style-name="Standard">C9 = X 3 5 5 3 3</text:p>
      <text:p text:style-name="Standard">Dm = X X 0 2 3 1</text:p>
      <text:p text:style-name="Standard">Dm7 = X 5 7 5 6 5</text:p>
      <text:p text:style-name="Standard">F = 1 3 3 2 1 1</text:p>
      <text:p text:style-name="Standard">F9 = 1 3 5 2 1 1</text:p>
      <text:p text:style-name="Standard">G = 3 2 0 0 0 3</text:p>
      <text:p text:style-name="Standard">G4 = 3 5 5 5 3 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1:46:55</meta:creation-date>
    <dc:date>2016-04-20T12:32:03</dc:date>
    <meta:editing-duration>PT28M34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43" meta:word-count="195" meta:character-count="984"/>
  </office:meta>
</office:document-meta>
</file>